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047d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157f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047df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2b1ae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157fc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2b1a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53190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2b1ae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853190" officeooo:paragraph-rsid="00853190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officeooo:paragraph-rsid="00469e73"/>
    </style:style>
    <style:style style:name="P139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40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78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187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88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8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9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9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9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9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9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9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9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19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9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9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0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201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02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03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04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05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06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07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208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09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210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211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212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13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14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15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16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17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18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19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20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21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22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58643" style:font-size-asian="10.5pt" style:font-weight-asian="normal" style:font-size-complex="12pt" style:font-weight-complex="normal"/>
    </style:style>
    <style:style style:name="P224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fo:font-size="12pt" officeooo:rsid="006ed683" style:font-size-asian="10.5pt" style:font-size-complex="12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69e73"/>
    </style:style>
    <style:style style:name="T52" style:family="text">
      <style:text-properties style:font-name="Liberation Serif" officeooo:rsid="006dcc14"/>
    </style:style>
    <style:style style:name="T53" style:family="text">
      <style:text-properties officeooo:rsid="0046e4b3"/>
    </style:style>
    <style:style style:name="T54" style:family="text">
      <style:text-properties officeooo:rsid="00486edb"/>
    </style:style>
    <style:style style:name="T55" style:family="text">
      <style:text-properties officeooo:rsid="004a7bfc"/>
    </style:style>
    <style:style style:name="T56" style:family="text">
      <style:text-properties officeooo:rsid="004b7e53"/>
    </style:style>
    <style:style style:name="T57" style:family="text">
      <style:text-properties officeooo:rsid="005039e1"/>
    </style:style>
    <style:style style:name="T58" style:family="text">
      <style:text-properties officeooo:rsid="00527044"/>
    </style:style>
    <style:style style:name="T59" style:family="text">
      <style:text-properties officeooo:rsid="0054517a"/>
    </style:style>
    <style:style style:name="T60" style:family="text">
      <style:text-properties officeooo:rsid="00546cea"/>
    </style:style>
    <style:style style:name="T61" style:family="text">
      <style:text-properties officeooo:rsid="0055bf67"/>
    </style:style>
    <style:style style:name="T62" style:family="text">
      <style:text-properties officeooo:rsid="004c20d1"/>
    </style:style>
    <style:style style:name="T63" style:family="text">
      <style:text-properties officeooo:rsid="00591212"/>
    </style:style>
    <style:style style:name="T64" style:family="text">
      <style:text-properties officeooo:rsid="005b1080"/>
    </style:style>
    <style:style style:name="T65" style:family="text">
      <style:text-properties officeooo:rsid="005c2d08"/>
    </style:style>
    <style:style style:name="T66" style:family="text">
      <style:text-properties officeooo:rsid="005f2823"/>
    </style:style>
    <style:style style:name="T67" style:family="text">
      <style:text-properties officeooo:rsid="0059c8de"/>
    </style:style>
    <style:style style:name="T68" style:family="text">
      <style:text-properties officeooo:rsid="00638079"/>
    </style:style>
    <style:style style:name="T69" style:family="text">
      <style:text-properties officeooo:rsid="0066a172"/>
    </style:style>
    <style:style style:name="T70" style:family="text">
      <style:text-properties officeooo:rsid="006ed683"/>
    </style:style>
    <style:style style:name="T71" style:family="text">
      <style:text-properties officeooo:rsid="006dcc14"/>
    </style:style>
    <style:style style:name="T72" style:family="text">
      <style:text-properties officeooo:rsid="00709615"/>
    </style:style>
    <style:style style:name="T73" style:family="text">
      <style:text-properties officeooo:rsid="0071b84a"/>
    </style:style>
    <style:style style:name="T74" style:family="text">
      <style:text-properties officeooo:rsid="0072794f"/>
    </style:style>
    <style:style style:name="T75" style:family="text">
      <style:text-properties officeooo:rsid="0075d340"/>
    </style:style>
    <style:style style:name="T76" style:family="text">
      <style:text-properties officeooo:rsid="00773624"/>
    </style:style>
    <style:style style:name="T77" style:family="text">
      <style:text-properties officeooo:rsid="007930bb"/>
    </style:style>
    <style:style style:name="T78" style:family="text">
      <style:text-properties officeooo:rsid="007aae07"/>
    </style:style>
    <style:style style:name="T79" style:family="text">
      <style:text-properties officeooo:rsid="007b3dc0"/>
    </style:style>
    <style:style style:name="T80" style:family="text">
      <style:text-properties officeooo:rsid="007bd817"/>
    </style:style>
    <style:style style:name="T81" style:family="text">
      <style:text-properties officeooo:rsid="008047df"/>
    </style:style>
    <style:style style:name="T82" style:family="text">
      <style:text-properties officeooo:rsid="008157fc"/>
    </style:style>
    <style:style style:name="T83" style:family="text">
      <style:text-properties officeooo:rsid="0081c9a7"/>
    </style:style>
    <style:style style:name="T84" style:family="text">
      <style:text-properties officeooo:rsid="0082b1ae"/>
    </style:style>
    <style:style style:name="T85" style:family="text">
      <style:text-properties officeooo:rsid="00840774"/>
    </style:style>
    <style:style style:name="T86" style:family="text">
      <style:text-properties officeooo:rsid="008531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35"/>
      <text:p text:style-name="P35">Presentació assignatura</text:p>
      <text:p text:style-name="P45">Comentem web assignatura</text:p>
      <text:p text:style-name="P58">Comentem unitats </text:p>
      <text:list xml:id="list7248382687361590111" text:style-name="L1">
        <text:list-item>
          <text:p text:style-name="P187"><text:a xlink:type="simple" xlink:href="https://paulinoposada.github.io/web_e/web_e_2425/documents/apunts/unitat_1_ley_ohm/e_apunts_ud_1_1_gs.pdf">1.1 Circuit elèctric</text:a></text:p>
        </text:list-item>
        <text:list-item>
          <text:p text:style-name="P187"><text:a xlink:type="simple" xlink:href="https://paulinoposada.github.io/web_e/web_e_2425/documents/apunts/unitat_1_ley_ohm/e_apunts_ud_1_2_gs.pdf">1.2 Llei d'ohm</text:a></text:p>
        </text:list-item>
        <text:list-item>
          <text:p text:style-name="P187"><text:a xlink:type="simple" xlink:href="https://paulinoposada.github.io/web_e/web_e_2425/documents/apunts/unitat_2_seguridad/e_apunts_ud_2_1_gs.pdf">2 Seguretat</text:a></text:p>
        </text:list-item>
        <text:list-item>
          <text:p text:style-name="P187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88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45"/>
      <text:p text:style-name="P45"/>
      <text:p text:style-name="P3">Di<text:span text:style-name="T3">jous</text:span><text:tab/><text:tab/><text:tab/><text:tab/>2<text:span text:style-name="T3">6</text:span>/09/2<text:span text:style-name="T1">4</text:span></text:p>
      <text:p text:style-name="P36"/>
      <text:p text:style-name="P46">Comentem </text:p>
      <text:list xml:id="list1396592899531231105" text:style-name="L2">
        <text:list-item>
          <text:p text:style-name="P189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06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89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59"/>
      <text:p text:style-name="P59"/>
      <text:p text:style-name="P4">Di<text:span text:style-name="T5">vendres</text:span><text:tab/><text:tab/><text:tab/>2<text:span text:style-name="T5">7</text:span>/09/2<text:span text:style-name="T1">4</text:span></text:p>
      <text:p text:style-name="P37"/>
      <text:p text:style-name="P47">Comentem </text:p>
      <text:list xml:id="list100826570239949" text:continue-numbering="true" text:style-name="L2">
        <text:list-item>
          <text:p text:style-name="P190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65"/>
      <text:p text:style-name="P65"/>
      <text:p text:style-name="P65"/>
      <text:p text:style-name="P65"/>
      <text:p text:style-name="P65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37"/>
      <text:p text:style-name="P60">Comentem <text:s/></text:p>
      <text:list xml:id="list100826183728008" text:continue-list="list7248382687361590111" text:style-name="L1">
        <text:list-item>
          <text:p text:style-name="P191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92">Programa de simulació Cade Simu</text:p>
        </text:list-item>
      </text:list>
      <text:p text:style-name="P47"/>
      <text:p text:style-name="P47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37"/>
      <text:p text:style-name="P47">Comentem </text:p>
      <text:list xml:id="list8996915319392538586" text:style-name="L3">
        <text:list-item>
          <text:p text:style-name="P201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07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07">Baixem al taller i comentem connexió font d'alimentació de PC que utilitzarem per les pràctiques de cc.</text:p>
          <text:p text:style-name="P208"><text:s/></text:p>
        </text:list-item>
      </text:list>
      <text:p text:style-name="P60"/>
      <text:p text:style-name="P60"/>
      <text:p text:style-name="P178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37"/>
      <text:p text:style-name="P47">Comentem </text:p>
      <text:list xml:id="list100824579735180" text:continue-numbering="true" text:style-name="L3">
        <text:list-item>
          <text:p text:style-name="P215">Baixem al taller i feim practiques amb circuits pont.</text:p>
        </text:list-item>
      </text:list>
      <text:p text:style-name="P66"/>
      <text:p text:style-name="P66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38"/>
      <text:p text:style-name="P61">Comentem <text:s/></text:p>
      <text:list xml:id="list100825965924983" text:continue-list="list100826183728008" text:style-name="L1">
        <text:list-item>
          <text:p text:style-name="P193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93"/>
        </text:list-item>
      </text:list>
      <text:p text:style-name="P48"/>
      <text:p text:style-name="P48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38"/>
      <text:p text:style-name="P48">Comentem </text:p>
      <text:list xml:id="list2846854026787443084" text:style-name="L4">
        <text:list-item>
          <text:p text:style-name="P216">Comentem pràctica Wheatstone amb dos diodes, corrent per la diagonal en els següents casos: </text:p>
          <text:p text:style-name="P216">cas 1: potenciòmetre a màxima resistència </text:p>
          <text:p text:style-name="P216">cas 2: potenciòmetre a resistència igual a R3</text:p>
          <text:p text:style-name="P216">cas 3: potenciòmetrea a mínima resistència</text:p>
        </text:list-item>
        <text:list-item>
          <text:p text:style-name="P202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16"/>
          <text:p text:style-name="P209"><text:s/></text:p>
        </text:list-item>
      </text:list>
      <text:p text:style-name="P61"/>
      <text:p text:style-name="P61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38"/>
      <text:p text:style-name="P48">Comentem </text:p>
      <text:list xml:id="list100826697265576" text:continue-numbering="true" text:style-name="L4">
        <text:list-item>
          <text:p text:style-name="P202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67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39"/>
      <text:p text:style-name="P62">Comentem <text:s/></text:p>
      <text:list xml:id="list100826252735979" text:continue-list="list100825965924983" text:style-name="L1">
        <text:list-item>
          <text:p text:style-name="P194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94"/>
        </text:list-item>
      </text:list>
      <text:p text:style-name="P49"/>
      <text:p text:style-name="P49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39"/>
      <text:p text:style-name="P49">Comentem </text:p>
      <text:list xml:id="list8051554724821520140" text:style-name="L5">
        <text:list-item>
          <text:p text:style-name="P218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18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17"/>
          <text:p text:style-name="P210"><text:s/></text:p>
        </text:list-item>
      </text:list>
      <text:p text:style-name="P62"/>
      <text:p text:style-name="P62"/>
      <text:p text:style-name="P6"/>
      <text:p text:style-name="P179">Di<text:span text:style-name="T5">vendres</text:span><text:tab/><text:tab/><text:tab/><text:span text:style-name="T8">18</text:span>/<text:span text:style-name="T6">10</text:span>/2<text:span text:style-name="T1">4</text:span></text:p>
      <text:p text:style-name="P39"/>
      <text:p text:style-name="P49">Comentem </text:p>
      <text:list xml:id="list100825256261920" text:continue-numbering="true" text:style-name="L5">
        <text:list-item>
          <text:p text:style-name="P221">Comentem <text:a xlink:type="simple" xlink:href="https://paulinoposada.github.io/web_e/web_e_2425/documents/ta.pdf">tasca 5</text:a>.</text:p>
        </text:list-item>
        <text:list-item>
          <text:p text:style-name="P219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70"/>
      <text:p text:style-name="P70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40"/>
      <text:p text:style-name="P63">Comentem <text:s/></text:p>
      <text:list xml:id="list100825012054911" text:continue-list="list100826252735979" text:style-name="L1">
        <text:list-item>
          <text:p text:style-name="P220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95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195"/>
        </text:list-item>
      </text:list>
      <text:p text:style-name="P50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0"/>
      <text:list xml:id="list8750042382442921603" text:style-name="L6">
        <text:list-item>
          <text:p text:style-name="P203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211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38"><text:span text:style-name="T21">Comencem a comentar apartat 1.2 </text:span><text:span text:style-name="T50">La derivada y ejemplos de tensiones variables </text:span><text:span text:style-name="T51">(fins pàg. 13)</text:span></text:p>
      <text:p text:style-name="P140">Comentem exercici 1.2-1</text:p>
      <text:p text:style-name="P139"/>
      <text:p text:style-name="P139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41"/>
      <text:p text:style-name="P64">Comentem <text:s/></text:p>
      <text:list xml:id="list100825664504080" text:continue-list="list100825012054911" text:style-name="L1">
        <text:list-item>
          <text:p text:style-name="P222">Treball autònom 9</text:p>
        </text:list-item>
        <text:list-item>
          <text:p text:style-name="P224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, </text:span><text:span text:style-name="T24">terminem de comentar apartat 1.2 </text:span><text:span text:style-name="T50">La derivada y ejemplos de tensiones variables</text:span></text:p>
        </text:list-item>
        <text:list-item>
          <text:p text:style-name="P196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197"/>
        </text:list-item>
      </text:list>
      <text:p text:style-name="P51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71"/>
      <text:p text:style-name="P71">Lliure triat pel centre</text:p>
      <text:list xml:id="list6204560379571585944" text:style-name="L7">
        <text:list-header>
          <text:p text:style-name="P212"><text:s/></text:p>
        </text:list-header>
      </text:list>
      <text:p text:style-name="P9">Di<text:span text:style-name="T5">vendres</text:span><text:tab/><text:tab/><text:tab/><text:span text:style-name="T53">01</text:span>/<text:span text:style-name="T6">11</text:span>/2<text:span text:style-name="T1">4</text:span></text:p>
      <text:p text:style-name="P9"/>
      <text:p text:style-name="P71">Tots Sants</text:p>
      <text:p text:style-name="P9"/>
      <text:p text:style-name="P157"/>
      <text:p text:style-name="P157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42"/>
      <text:p text:style-name="P72"><text:a xlink:type="simple" xlink:href="https://paulinoposada.github.io/web_e/web_e_2425/documents/examens/241106_ome_map33a_examen_sol.pdf">Examen</text:a></text:p>
      <text:list xml:id="list100824733759227" text:continue-list="list100825664504080" text:style-name="L1">
        <text:list-header>
          <text:p text:style-name="P198"/>
        </text:list-header>
      </text:list>
      <text:p text:style-name="P52"/>
      <text:p text:style-name="P10"/>
      <text:p text:style-name="P180">Di<text:span text:style-name="T3">jous</text:span><text:tab/><text:tab/><text:tab/><text:tab/><text:span text:style-name="T54">07</text:span>/<text:span text:style-name="T6">11</text:span>/2<text:span text:style-name="T1">4</text:span></text:p>
      <text:p text:style-name="P52"/>
      <text:list xml:id="list348547270380325872" text:style-name="L8">
        <text:list-item>
          <text:p text:style-name="P204"><text:span text:style-name="T54">Comentem solució de l'</text:span><text:a xlink:type="simple" xlink:href="https://paulinoposada.github.io/web_e/web_e_2425/documents/examens/241106_ome_map33a_examen_sol.pdf"><text:span text:style-name="T54">examen</text:span></text:a><text:span text:style-name="T54">.</text:span></text:p>
          <text:p text:style-name="P213"><text:s/></text:p>
        </text:list-item>
      </text:list>
      <text:p text:style-name="P10"/>
      <text:p text:style-name="P10">Di<text:span text:style-name="T5">vendres</text:span><text:tab/><text:tab/><text:tab/><text:span text:style-name="T54">08</text:span>/<text:span text:style-name="T6">11</text:span>/2<text:span text:style-name="T1">4</text:span></text:p>
      <text:p text:style-name="P10"/>
      <text:p text:style-name="P157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. </text:span><text:span text:style-name="T25">Comentem gràfics pàg. 19, comencem apartat 1.3 Capacitat d'un condensador.</text:span></text:p>
      <text:p text:style-name="P158"/>
      <text:p text:style-name="P158"/>
      <text:p text:style-name="P158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43"/>
      <text:p text:style-name="P128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00825251827907" text:continue-list="list100824733759227" text:style-name="L1">
        <text:list-header>
          <text:p text:style-name="P199"/>
        </text:list-header>
      </text:list>
      <text:p text:style-name="P53"/>
      <text:p text:style-name="P11">Di<text:span text:style-name="T3">jous</text:span><text:tab/><text:tab/><text:tab/><text:tab/><text:span text:style-name="T55">14</text:span>/<text:span text:style-name="T6">11</text:span>/2<text:span text:style-name="T1">4</text:span></text:p>
      <text:p text:style-name="P73"/>
      <text:p text:style-name="P73"><text:span text:style-name="T56">Comentat treball </text:span><text:a xlink:type="simple" xlink:href="https://paulinoposada.github.io/web_e/web_e_2425/documents/ta/ta_09.pdf"><text:span text:style-name="T56">autonom 9</text:span></text:a><text:span text:style-name="T56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4">Terminat de comentar l'apartat 1.3 Capacidad de un condensador. </text:p>
      <text:p text:style-name="P75">Comentat apartat 1.4 Conexión serie/paralelo de condensadores</text:p>
      <text:p text:style-name="P76">Comentat apartat 1.5 Condensadores en la práctica</text:p>
      <text:p text:style-name="P76">Començat a comentar l'exercici 1.4-3 pàg. 36</text:p>
      <text:p text:style-name="P75"/>
      <text:list xml:id="list5264238249904044293" text:style-name="L9">
        <text:list-header>
          <text:p text:style-name="P205"/>
          <text:p text:style-name="P214"><text:s/></text:p>
        </text:list-header>
      </text:list>
      <text:p text:style-name="P11">Di<text:span text:style-name="T5">vendres</text:span><text:tab/><text:tab/><text:tab/><text:span text:style-name="T55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0">Comentat exercici <text:span text:style-name="T57">l'exercici 1.4-3 pàg. 36 </text:span>i treball <text:a xlink:type="simple" xlink:href="https://paulinoposada.github.io/web_e/web_e_2425/documents/ta/ta_11.pdf">autònom 11</text:a>.</text:p>
      <text:p text:style-name="P80"/>
      <text:p text:style-name="P80"/>
      <text:p text:style-name="P159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44"/>
      <text:p text:style-name="P85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85"/>
      <text:p text:style-name="P85">Començat amb <text:a xlink:type="simple" xlink:href="https://paulinoposada.github.io/web_e/web_e_2425/documents/apunts/unitat_6_magnetisme/e_apunts_ud_6_gs.pdf">unitat 6</text:a>.</text:p>
      <text:p text:style-name="P85">Comentat apartat 1.1 Imanes permanentes.</text:p>
      <text:p text:style-name="P86">Comentat apartat 1.<text:span text:style-name="T59">2</text:span> <text:span text:style-name="T59">Electromagnetismo</text:span>.</text:p>
      <text:p text:style-name="P128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00826084704259" text:continue-list="list100825251827907" text:style-name="L1">
        <text:list-header>
          <text:p text:style-name="P200"/>
        </text:list-header>
      </text:list>
      <text:p text:style-name="P54"/>
      <text:p text:style-name="P14">Di<text:span text:style-name="T3">jous</text:span><text:tab/><text:tab/><text:tab/><text:tab/><text:span text:style-name="T58">21</text:span>/<text:span text:style-name="T6">11</text:span>/2<text:span text:style-name="T1">4</text:span></text:p>
      <text:p text:style-name="P87"/>
      <text:p text:style-name="P87">Co<text:span text:style-name="T60">ntinuat</text:span> amb <text:a xlink:type="simple" xlink:href="https://paulinoposada.github.io/web_e/web_e_2425/documents/apunts/unitat_6_magnetisme/e_apunts_ud_6_gs.pdf">unitat 6</text:a>.</text:p>
      <text:p text:style-name="P97">Comentat apartat 1.4 Permeabilidad y saturación</text:p>
      <text:p text:style-name="P14"/>
      <text:p text:style-name="P14"/>
      <text:p text:style-name="P14"/>
      <text:p text:style-name="P181">Di<text:span text:style-name="T5">vendres</text:span><text:tab/><text:tab/><text:tab/><text:span text:style-name="T58">22</text:span>/<text:span text:style-name="T6">11</text:span>/2<text:span text:style-name="T1">4</text:span></text:p>
      <text:p text:style-name="P87"/>
      <text:p text:style-name="P87">Co<text:span text:style-name="T60">ntinuat</text:span> amb <text:a xlink:type="simple" xlink:href="https://paulinoposada.github.io/web_e/web_e_2425/documents/apunts/unitat_6_magnetisme/e_apunts_ud_6_gs.pdf">unitat 6</text:a>.</text:p>
      <text:p text:style-name="P97">Comentat apartat 1.4 Permeabilidad y saturación</text:p>
      <text:p text:style-name="P15"/>
      <text:p text:style-name="P81"/>
      <text:p text:style-name="P160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97"/>
      <text:p text:style-name="P97">Preparació examen.</text:p>
      <text:p text:style-name="P68"/>
      <text:p text:style-name="P55"/>
      <text:p text:style-name="P15">Di<text:span text:style-name="T3">jous</text:span><text:tab/><text:tab/><text:tab/><text:tab/><text:span text:style-name="T58">28</text:span>/<text:span text:style-name="T6">11</text:span>/2<text:span text:style-name="T1">4</text:span></text:p>
      <text:p text:style-name="P97"/>
      <text:p text:style-name="P97">Examen</text:p>
      <text:p text:style-name="P77"/>
      <text:p text:style-name="P94"/>
      <text:p text:style-name="P94"/>
      <text:p text:style-name="P15">Di<text:span text:style-name="T5">vendres</text:span><text:tab/><text:tab/><text:tab/><text:span text:style-name="T58">22</text:span>/<text:span text:style-name="T6">11</text:span>/2<text:span text:style-name="T1">4</text:span></text:p>
      <text:p text:style-name="P82"/>
      <text:p text:style-name="P103">Comentem <text:a xlink:type="simple" xlink:href="https://paulinoposada.github.io/web_e/web_e_2425/documents/examens/241128_ome_map33a_examen_sol.pdf">solució examen</text:a></text:p>
      <text:p text:style-name="P81"/>
      <text:p text:style-name="P161"/>
      <text:p text:style-name="P161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8"/>
      <text:p text:style-name="P88">Co<text:span text:style-name="T60">ntinuat</text:span> amb <text:a xlink:type="simple" xlink:href="https://paulinoposada.github.io/web_e/web_e_2425/documents/apunts/unitat_6_magnetisme/e_apunts_ud_6_gs.pdf">unitat 6</text:a>.</text:p>
      <text:p text:style-name="P104">Comentem apartat 1.5 Inducción electromagnética</text:p>
      <text:p text:style-name="P104">Comentem apartat 1.6 Inducción mutua</text:p>
      <text:p text:style-name="P104">Comentem els exercicis 1.12-6 i 7</text:p>
      <text:p text:style-name="P69"/>
      <text:p text:style-name="P56"/>
      <text:p text:style-name="P16">Di<text:span text:style-name="T3">jous</text:span><text:tab/><text:tab/><text:tab/><text:tab/><text:span text:style-name="T61">05</text:span>/<text:span text:style-name="T6">12</text:span>/2<text:span text:style-name="T1">4</text:span></text:p>
      <text:p text:style-name="P98"/>
      <text:p text:style-name="P105">Baixem al taller, continuem amb la <text:a xlink:type="simple" xlink:href="https://paulinoposada.github.io/web_e/web_e_2425/documents/practiques/practica_condensador.pdf"><text:span text:style-name="T62">pràctica condensador</text:span></text:a><text:span text:style-name="T62">.</text:span> </text:p>
      <text:p text:style-name="P78"/>
      <text:p text:style-name="P95"/>
      <text:p text:style-name="P95"/>
      <text:p text:style-name="P16">Di<text:span text:style-name="T5">vendres</text:span><text:tab/><text:tab/><text:tab/><text:span text:style-name="T61">06</text:span>/<text:span text:style-name="T6">12</text:span>/2<text:span text:style-name="T1">4</text:span></text:p>
      <text:p text:style-name="P83"/>
      <text:p text:style-name="P105">Festiu</text:p>
      <text:p text:style-name="P162"/>
      <text:p text:style-name="P162"/>
      <text:p text:style-name="P162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9"/>
      <text:p text:style-name="P106">Baixa</text:p>
      <text:p text:style-name="P57"/>
      <text:p text:style-name="P17"/>
      <text:p text:style-name="P17">Di<text:span text:style-name="T3">jous</text:span><text:tab/><text:tab/><text:tab/><text:tab/><text:span text:style-name="T63">12</text:span>/<text:span text:style-name="T6">12</text:span>/2<text:span text:style-name="T1">4</text:span></text:p>
      <text:p text:style-name="P99"/>
      <text:p text:style-name="P106">Baixa</text:p>
      <text:p text:style-name="P79"/>
      <text:p text:style-name="P96"/>
      <text:p text:style-name="P17"/>
      <text:p text:style-name="P182">Di<text:span text:style-name="T5">vendres</text:span><text:tab/><text:tab/><text:tab/><text:span text:style-name="T63">13</text:span>/<text:span text:style-name="T6">12</text:span>/2<text:span text:style-name="T1">4</text:span></text:p>
      <text:p text:style-name="P84"/>
      <text:p text:style-name="P106">Baixa</text:p>
      <text:p text:style-name="P84"/>
      <text:p text:style-name="P84"/>
      <text:p text:style-name="P162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9"/>
      <text:p text:style-name="P106">Comentem dubtes examen.</text:p>
      <text:p text:style-name="P89">Co<text:span text:style-name="T60">ntinuat</text:span> amb <text:a xlink:type="simple" xlink:href="https://paulinoposada.github.io/web_e/web_e_2425/documents/apunts/unitat_6_magnetisme/e_apunts_ud_6_gs.pdf">unitat 6</text:a>.</text:p>
      <text:p text:style-name="P106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3">19</text:span>/<text:span text:style-name="T6">12</text:span>/2<text:span text:style-name="T1">4</text:span></text:p>
      <text:p text:style-name="P99"/>
      <text:p text:style-name="P106">Examen</text:p>
      <text:p text:style-name="P79"/>
      <text:p text:style-name="P96"/>
      <text:p text:style-name="P163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9">Repassem <text:a xlink:type="simple" xlink:href="https://paulinoposada.github.io/web_e/web_e_2425/documents/apunts/unitat_6_magnetisme/e_apunts_ud_6_gs.pdf"><text:span text:style-name="T58">unitat 6</text:span></text:a>.</text:p>
      <text:p text:style-name="P108">Comentem apartat 1.7 Inductores i inductancia</text:p>
      <text:p text:style-name="P100"/>
      <text:p text:style-name="P107"/>
      <text:p text:style-name="P164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9"/>
      <text:p text:style-name="P90">Co<text:span text:style-name="T60">ntinuat</text:span> amb <text:a xlink:type="simple" xlink:href="https://paulinoposada.github.io/web_e/web_e_2425/documents/apunts/unitat_6_magnetisme/e_apunts_ud_6_gs.pdf">unitat 6</text:a>.</text:p>
      <text:p text:style-name="P109">Comentem apartat 1.<text:span text:style-name="T64">8</text:span> <text:span text:style-name="T64">Càlcul d'inductors.</text:span></text:p>
      <text:p text:style-name="P101"/>
      <text:p text:style-name="P165"/>
      <text:p text:style-name="P165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0"/>
      <text:p text:style-name="P91">Co<text:span text:style-name="T60">ntinuat</text:span> amb <text:a xlink:type="simple" xlink:href="https://paulinoposada.github.io/web_e/web_e_2425/documents/apunts/unitat_6_magnetisme/e_apunts_ud_6_gs.pdf">unitat 6</text:a>.</text:p>
      <text:p text:style-name="P110">Comentem apartat<text:span text:style-name="T65">s</text:span> 1.<text:span text:style-name="T65">9</text:span> <text:span text:style-name="T65">Factors que influeixen en l'inductància, 1.10 Inductors en sèrie i paral·lel i 1.11 Inductors en la pràctica.</text:span></text:p>
      <text:p text:style-name="P110"/>
      <text:p text:style-name="P102"/>
      <text:p text:style-name="P166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1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11"/>
      <text:p text:style-name="P21"/>
      <text:p text:style-name="P21">Dijous <text:tab/><text:tab/><text:tab/>16/01/25</text:p>
      <text:p text:style-name="P21"/>
      <text:p text:style-name="P92">Co<text:span text:style-name="T60">ntinuat</text:span> amb <text:a xlink:type="simple" xlink:href="https://paulinoposada.github.io/web_e/web_e_2425/documents/apunts/unitat_6_magnetisme/e_apunts_ud_6_gs.pdf">unitat 6</text:a>.</text:p>
      <text:p text:style-name="P112">Comentem el<text:span text:style-name="T66">s</text:span> exercicis 1.12-1 a 1<text:span text:style-name="T66">2</text:span></text:p>
      <text:p text:style-name="P21"/>
      <text:p text:style-name="P21"/>
      <text:p text:style-name="P22"/>
      <text:p text:style-name="P183">Di<text:span text:style-name="T66">vendres</text:span> <text:tab/><text:tab/><text:tab/>1<text:span text:style-name="T66">7</text:span>/01/25</text:p>
      <text:p text:style-name="P22"/>
      <text:p text:style-name="P93"><text:span text:style-name="T66">Acabat</text:span> amb <text:a xlink:type="simple" xlink:href="https://paulinoposada.github.io/web_e/web_e_2425/documents/apunts/unitat_6_magnetisme/e_apunts_ud_6_gs.pdf">unitat 6</text:a>.</text:p>
      <text:p text:style-name="P113">Comen<text:span text:style-name="T66">tem</text:span> l<text:span text:style-name="T66">'</text:span>exercici 1.12-13</text:p>
      <text:p text:style-name="P113"/>
      <text:p text:style-name="P114">Començat amb la <text:a xlink:type="simple" xlink:href="https://paulinoposada.github.io/web_e/web_e_2425/documents/apunts/unitat_7_ca/e_apunts_ud_7_gs.pdf">unitat 7</text:a> - Corrent altern</text:p>
      <text:p text:style-name="P113">Come<text:span text:style-name="T66">nçam a comentar l'apartat 1, teoria bàsica.</text:span></text:p>
      <text:p text:style-name="P114"/>
      <text:p text:style-name="P114"/>
      <text:p text:style-name="P167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67"/>
      <text:p text:style-name="P175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18">Comentat el funcionament del circuit.</text:p>
      <text:p text:style-name="P175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22">Baixat al taller. Comencen a muntar la pràctica motor 2, els grups 1 i 2</text:p>
      <text:p text:style-name="P168"/>
      <text:p text:style-name="P168"/>
      <text:p text:style-name="P168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68"/>
      <text:p text:style-name="P115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19"><text:span text:style-name="T68">Terminem de c</text:span>oment<text:span text:style-name="T68">ar</text:span> <text:span text:style-name="T68">l'</text:span>apartat <text:span text:style-name="T68">1 Corrient altern (ca, AC), teoria bàsica.</text:span> </text:p>
      <text:p text:style-name="P114"/>
      <text:p text:style-name="P114"/>
      <text:p text:style-name="P114"/>
      <text:p text:style-name="P169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69"/>
      <text:p text:style-name="P116"><text:span text:style-name="T69">Repassat els exercicis 1.12-14 i 1.12-15 de la </text:span><text:a xlink:type="simple" xlink:href="https://paulinoposada.github.io/web_e/web_e_2425/documents/apunts/unitat_6_magnetisme/e_apunts_ud_6_gs.pdf"><text:span text:style-name="T69">unitat 6</text:span></text:a><text:span text:style-name="T69">.</text:span></text:p>
      <text:p text:style-name="P120"/>
      <text:p text:style-name="P120"/>
      <text:p text:style-name="P170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70"/>
      <text:p text:style-name="P176"><text:span text:style-name="T38">C</text:span><text:span text:style-name="T27">omentem dubtes relatius a l'examen de demà.</text:span></text:p>
      <text:p text:style-name="P18"/>
      <text:p text:style-name="P18"/>
      <text:p text:style-name="P171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77"/>
      <text:p text:style-name="P177"><text:span text:style-name="T46">Feim el primer examen de la segona avaluació</text:span><text:span text:style-name="T27">.</text:span></text:p>
      <text:p text:style-name="P19"/>
      <text:p text:style-name="P19"/>
      <text:p text:style-name="P23">Divendres<text:tab/><text:tab/>31/01/25</text:p>
      <text:p text:style-name="P23"/>
      <text:p text:style-name="P123">Comentem la solució de l'examen.</text:p>
      <text:p text:style-name="P123"/>
      <text:p text:style-name="P123"/>
      <text:p text:style-name="P172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72"/>
      <text:p text:style-name="P174"><text:span text:style-name="T26">Feim la practica 1 amb l'</text:span><text:span text:style-name="T20"> </text:span><text:a xlink:type="simple" xlink:href="https://paulinoposada.github.io/web_e/web_e_2425/documents/apunts/arduino/e_apunts_arduino.pdf"><text:span text:style-name="T20">Arduino</text:span></text:a><text:span text:style-name="T20">.</text:span></text:p>
      <text:p text:style-name="P172"/>
      <text:p text:style-name="P172"/>
      <text:p text:style-name="P173"/>
      <text:p text:style-name="P186"><text:span text:style-name="T27">Di</text:span><text:span text:style-name="T49">jous</text:span><text:span text:style-name="T27"><text:tab/><text:tab/><text:tab/></text:span><text:span text:style-name="T48">0</text:span><text:span text:style-name="T49">6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73"/>
      <text:p text:style-name="P117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21"/>
      <text:p text:style-name="P124">Comentem apartat 1.1 Corriente alterna monofásica </text:p>
      <text:p text:style-name="P124">Comentem apartat 1.1.1 Esquema de principio de un generador de corriente continua</text:p>
      <text:p text:style-name="P121"><text:span text:style-name="T70">Comentem apartat 1.1.2 Inducción de corriente al mover un conductor dentro de un campo magnético</text:span> </text:p>
      <text:p text:style-name="P124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2">vendres</text:span><text:tab/><text:tab/><text:tab/><text:span text:style-name="T71">07</text:span>/<text:span text:style-name="T67">02</text:span>/2<text:span text:style-name="T67">5</text:span></text:p>
      <text:p text:style-name="P121"/>
      <text:p text:style-name="P125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24"><text:span text:style-name="T18">Feim </text:span><text:span text:style-name="T19">l'exercici 1</text:span><text:span text:style-name="T18"> </text:span></text:p>
      <text:p text:style-name="P141">Crea un sketch que encienda secuencialmente 3 LEDs, con una pausa de 1 segundo entre el encendido y apagado. Dibuja el esquema de montaje de los 3 LEDs. </text:p>
      <text:p text:style-name="P142"/>
      <text:p text:style-name="P142"/>
      <text:p text:style-name="P155"><text:span text:style-name="T73">D</text:span>i<text:span text:style-name="T73">mecres</text:span><text:tab/><text:tab/><text:tab/><text:span text:style-name="T73">12</text:span>/<text:span text:style-name="T67">02</text:span>/2<text:span text:style-name="T67">5</text:span></text:p>
      <text:p text:style-name="P155"/>
      <text:p text:style-name="P143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4">magnetisme 1</text:span></text:a> </text:p>
      <text:p text:style-name="P143"/>
      <text:p text:style-name="P143"/>
      <text:p text:style-name="P155"><text:span text:style-name="T73">D</text:span>i<text:span text:style-name="T73">jous</text:span><text:tab/><text:tab/><text:tab/><text:tab/><text:span text:style-name="T73">13</text:span>/<text:span text:style-name="T67">02</text:span>/2<text:span text:style-name="T67">5</text:span></text:p>
      <text:p text:style-name="P155"/>
      <text:p text:style-name="P144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44"/>
      <text:p text:style-name="P148">Comentem <text:span text:style-name="T73">exercicis 1.1.5-1 a 4.</text:span></text:p>
      <text:p text:style-name="P143"/>
      <text:p text:style-name="P143"/>
      <text:p text:style-name="P173"/>
      <text:p text:style-name="P25">Divendres <text:tab/><text:tab/><text:tab/>14/02/25</text:p>
      <text:p text:style-name="P25"/>
      <text:p text:style-name="P145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45"/>
      <text:p text:style-name="P149">Comentem l'apartat 1.2.3 Velocitat angular</text:p>
      <text:p text:style-name="P149">Comentem els exercicis 1.2.3-1 i 2.</text:p>
      <text:p text:style-name="P149"/>
      <text:p text:style-name="P149"/>
      <text:p text:style-name="P26">Di<text:span text:style-name="T75">mecres</text:span> <text:tab/><text:tab/><text:tab/>1<text:span text:style-name="T75">9</text:span>/02/25</text:p>
      <text:p text:style-name="P156"/>
      <text:p text:style-name="P152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151">Comentem esquema i muntatge de l'exercici 1 (pàg. 21).</text:p>
      <text:p text:style-name="P151">Muntem la pràctica 2 - LED encès per un polsador.</text:p>
      <text:p text:style-name="P149"/>
      <text:p text:style-name="P27"/>
      <text:p text:style-name="P184">Di<text:span text:style-name="T76">jous</text:span> <text:tab/><text:tab/><text:tab/><text:span text:style-name="T76">20</text:span>/02/25</text:p>
      <text:p text:style-name="P27"/>
      <text:p text:style-name="P146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46"/>
      <text:p text:style-name="P150">Comentem l'apartat 1.2.<text:span text:style-name="T76">4 Seno y coseno.</text:span></text:p>
      <text:p text:style-name="P150">Comentem l'apartat 1.2.<text:span text:style-name="T76">5 Representación gráfica de intensidad y tensión.</text:span></text:p>
      <text:p text:style-name="P153">Comentem l'apartat 1.2.5.1 Ondas de intensidad y tensión en una resistencia</text:p>
      <text:p text:style-name="P153"/>
      <text:p text:style-name="P28"/>
      <text:p text:style-name="P28">Di<text:span text:style-name="T77">vendres</text:span> <text:tab/><text:tab/><text:tab/><text:span text:style-name="T76">21</text:span>/02/25</text:p>
      <text:p text:style-name="P28"/>
      <text:p text:style-name="P147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54"/>
      <text:p text:style-name="P154">Repassem l'exercici 1.2.5.1.</text:p>
      <text:p text:style-name="P154">Comentem l'exercici 1.2.5.2.</text:p>
      <text:p text:style-name="P147"/>
      <text:p text:style-name="P147"/>
      <text:p text:style-name="P29">Di<text:span text:style-name="T78">mecres</text:span> <text:tab/><text:tab/><text:tab/><text:span text:style-name="T76">26</text:span>/02/25</text:p>
      <text:p text:style-name="P29"/>
      <text:p text:style-name="P126">Comentem dubtes examen de demà.</text:p>
      <text:p text:style-name="P126"/>
      <text:p text:style-name="P126"><text:a xlink:type="simple" xlink:href="https://paulinoposada.github.io/web_e/web_e_2425/documents/apunts/arduino/e_apunts_arduino.pdf"><text:span text:style-name="T52">Arduino</text:span></text:a><text:span text:style-name="T52"> </text:span><text:span text:style-name="T50">c</text:span>omencem amb practica 3: Mesurament de tensió.</text:p>
      <text:p text:style-name="P126"/>
      <text:p text:style-name="P126"/>
      <text:p text:style-name="P30">Di<text:span text:style-name="T79">jous</text:span> <text:tab/><text:tab/><text:tab/><text:span text:style-name="T76">27</text:span>/02/25</text:p>
      <text:p text:style-name="P30"/>
      <text:p text:style-name="P127">Examen final segona avaluació.</text:p>
      <text:p text:style-name="P127"/>
      <text:p text:style-name="P127"/>
      <text:p text:style-name="P31">Di<text:span text:style-name="T78">mecres</text:span> <text:tab/><text:tab/><text:tab/><text:span text:style-name="T76">26</text:span>/0<text:span text:style-name="T80">3</text:span>/25</text:p>
      <text:p text:style-name="P31"/>
      <text:p text:style-name="P129">Baixem al taller, comencem amb la <text:a xlink:type="simple" xlink:href="https://paulinoposada.github.io/web_e/web_e_2425/documents/practiques/practica_motor_2/practica_motor_2.pdf">pràctica motor 2</text:a>.</text:p>
      <text:p text:style-name="P129"/>
      <text:p text:style-name="P129"/>
      <text:p text:style-name="P32">Di<text:span text:style-name="T81">jous</text:span> <text:tab/><text:tab/><text:tab/><text:span text:style-name="T76">27</text:span>/0<text:span text:style-name="T80">3</text:span>/25</text:p>
      <text:p text:style-name="P32"/>
      <text:p text:style-name="P132">Continuem amb la <text:a xlink:type="simple" xlink:href="https://paulinoposada.github.io/web_e/web_e_2425/documents/apunts/unitat_7_ca/e_apunts_ud_7_gs.pdf">unitat 7</text:a>.</text:p>
      <text:p text:style-name="P132"/>
      <text:p text:style-name="P132">Comentem apartat 13 Formes d'ona en corrent alterna, apartat 14 Medició en corrent alterna i apartat 15 Fase en CA.</text:p>
      <text:p text:style-name="P132"/>
      <text:p text:style-name="P132"/>
      <text:p text:style-name="P33">Di<text:span text:style-name="T82">vendres</text:span> <text:tab/><text:tab/><text:tab/><text:span text:style-name="T76">28</text:span>/0<text:span text:style-name="T80">3</text:span>/25</text:p>
      <text:p text:style-name="P33"/>
      <text:p text:style-name="P133">Continuem amb la <text:a xlink:type="simple" xlink:href="https://paulinoposada.github.io/web_e/web_e_2425/documents/apunts/unitat_7_ca/e_apunts_ud_7_gs.pdf">unitat 7</text:a>.</text:p>
      <text:p text:style-name="P133"/>
      <text:p text:style-name="P133">Comentem apartat 1<text:span text:style-name="T83">6 Com determinar la direcció del corrent en un generador.</text:span></text:p>
      <text:p text:style-name="P133"/>
      <text:p text:style-name="P130"/>
      <text:p text:style-name="P185">Di<text:span text:style-name="T78">mecres</text:span> <text:tab/><text:tab/><text:tab/><text:span text:style-name="T84">02</text:span>/0<text:span text:style-name="T84">4</text:span>/25</text:p>
      <text:p text:style-name="P34"/>
      <text:p text:style-name="P131">Baixem al taller, co<text:span text:style-name="T84">ntinuem</text:span> amb la <text:a xlink:type="simple" xlink:href="https://paulinoposada.github.io/web_e/web_e_2425/documents/practiques/practica_motor_2/practica_motor_2.pdf">pràctica motor 2</text:a>.</text:p>
      <text:p text:style-name="P131"/>
      <text:p text:style-name="P136">Acaben la práctica motor 2 els grups 1, 2, 4 i 5. Grups 6 i 3 falta acabar.</text:p>
      <text:p text:style-name="P136"/>
      <text:p text:style-name="P131"/>
      <text:p text:style-name="P34">Di<text:span text:style-name="T81">jous</text:span> <text:tab/><text:tab/><text:tab/><text:span text:style-name="T85">03</text:span>/0<text:span text:style-name="T85">4</text:span>/25</text:p>
      <text:p text:style-name="P34"/>
      <text:p text:style-name="P134">Continuem amb la <text:a xlink:type="simple" xlink:href="https://paulinoposada.github.io/web_e/web_e_2425/documents/apunts/unitat_7_ca/e_apunts_ud_7_gs.pdf">unitat 7</text:a>.</text:p>
      <text:p text:style-name="P134">Comentem <text:span text:style-name="T86">exercici 15-3.</text:span></text:p>
      <text:p text:style-name="P134"/>
      <text:p text:style-name="P137">Comencem amb la <text:a xlink:type="simple" xlink:href="https://paulinoposada.github.io/web_e/web_e_2425/documents/apunts/unitat_8_nombres_complexos/e_apunts_ud_8_gs.pdf">unitat 8</text:a>.</text:p>
      <text:p text:style-name="P137">Comentem format polar i rectangular de nombres complexos. Comentem conversió entre els dos formats.</text:p>
      <text:p text:style-name="P134"/>
      <text:p text:style-name="P134"/>
      <text:p text:style-name="P34">Di<text:span text:style-name="T82">vendres</text:span> <text:tab/><text:tab/><text:tab/><text:span text:style-name="T86">04</text:span>/0<text:span text:style-name="T86">4</text:span>/25</text:p>
      <text:p text:style-name="P34"/>
      <text:p text:style-name="P135">Continuem amb la <text:a xlink:type="simple" xlink:href="https://paulinoposada.github.io/web_e/web_e_2425/documents/apunts/unitat_8_nombres_complexos/e_apunts_ud_8_gs.pdf"><text:span text:style-name="T86">unitat 8</text:span></text:a>.</text:p>
      <text:p text:style-name="P223">Comentem suma, resta, multiplicació i divisió de nombres complexos.</text:p>
      <text:p text:style-name="P223">Comencem a fer la suma gràfica dels vectors del primer exemple de l'apartat 3.</text:p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4-04T10:08:24.253687949</dc:date>
    <meta:editing-duration>PT6H8M46S</meta:editing-duration>
    <meta:editing-cycles>123</meta:editing-cycles>
    <meta:document-statistic meta:table-count="0" meta:image-count="0" meta:object-count="0" meta:page-count="10" meta:paragraph-count="241" meta:word-count="1214" meta:character-count="7958" meta:non-whitespace-character-count="6810"/>
  </office:meta>
</office:document-meta>
</file>